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UmePlus Gothic" svg:font-family="'UmePlus Gothic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age1 Tit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age1 Cont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age2 Tit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age2 Conten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UmePlus Gothic" svg:font-family="'UmePlus Gothic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Gothic" style:font-size-asian="24pt" style:language-asian="ja" style:country-asian="JP" style:font-name-complex="モトヤLマルベリ3等幅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8:03:32.928894606</meta:creation-date>
    <meta:editing-cycles>1</meta:editing-cycles>
    <meta:editing-duration>PT1M5S</meta:editing-duration>
    <dc:title>Hello</dc:title>
    <dc:date>2017-07-10T18:04:37.020738877</dc:date>
    <meta:document-statistic meta:object-count="29"/>
    <meta:generator>LibreOffice/5.3.4.2$Linux_X86_64 LibreOffice_project/30m0$Build-2</meta:generator>
  </office:meta>
</office:document-meta>
</file>